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dbee" officeooo:paragraph-rsid="0002dbee"/>
    </style:style>
    <style:style style:name="P2" style:family="paragraph" style:parent-style-name="Standard">
      <style:paragraph-properties fo:text-align="start" style:justify-single-word="false"/>
      <style:text-properties officeooo:rsid="0002dbee" officeooo:paragraph-rsid="0002dbee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a801" officeooo:paragraph-rsid="0004a80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6e972" officeooo:paragraph-rsid="0006e972"/>
    </style:style>
    <style:style style:name="T1" style:family="text">
      <style:text-properties officeooo:rsid="0004a801"/>
    </style:style>
    <style:style style:name="T2" style:family="text">
      <style:text-properties style:text-position="super 58%"/>
    </style:style>
    <style:style style:name="T3" style:family="text">
      <style:text-properties officeooo:rsid="00064032"/>
    </style:style>
    <style:style style:name="T4" style:family="text">
      <style:text-properties officeooo:rsid="0006e9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Search Engines</text:p>
      <text:p text:style-name="P1"/>
      <text:p text:style-name="P1"/>
      <text:p text:style-name="P3">1<text:span text:style-name="T2">st</text:span> part project questions:</text:p>
      <text:p text:style-name="P1"/>
      <text:p text:style-name="P1"/>
      <text:p text:style-name="P2">1- Define the structure of your project. Detail what classes you will use, what methods they will have. Detail also the input and output of the method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- What are the benefit of removing stop words, lemmatization and stemming? </text:p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><text:span text:style-name="T4">3</text:span>- What data structure will you use for the index? What will be the complexity of the indexation process? <text:span text:style-name="T3">Compare the times for different structure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4">4</text:span>- How will you store the index? Define <text:span text:style-name="T1">the </text:span>structure of the file you will us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4">5</text:span>- <text:span text:style-name="T3">Impement the different search methods seen in the slides. What is their complexity? Compare the time needed by these methods to process queries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2:28:27.975856162</meta:creation-date>
    <dc:date>2019-03-31T13:20:11.943460505</dc:date>
    <meta:editing-duration>PT2H13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11" meta:character-count="651" meta:non-whitespace-character-count="546"/>
  </office:meta>
</office:document-meta>
</file>